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II Parametric build parts list</text:p>
          </table:table-cell>
          <table:covered-table-cell table:style-name="Default"/>
          <table:covered-table-cell/>
          <table:table-cell table:number-columns-repeated="4"/>
        </table:table-row>
        <table:table-row table:style-name="ro2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5"/>
          <table:table-cell table:style-name="Default"/>
          <table:table-cell table:number-columns-repeated="5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3"/>
        </table:table-row>
        <table:table-row table:style-name="ro2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3"/>
        </table:table-row>
        <table:table-row table:style-name="ro2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400" calcext:value-type="float">
            <text:p>400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350" calcext:value-type="float">
            <text:p>35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50+(IF([.B$3]=&quot;metric&quot;;[.B5];[.B5]*25.4))"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500" calcext:value-type="float">
            <text:p>5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3"/>
        </table:table-row>
        <table:table-row table:style-name="ro2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390" calcext:value-type="float">
            <text:p>39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90+(IF([.B$3]=&quot;metric&quot;;[.B5];[.B5]*25.4))" office:value-type="float" office:value="390" calcext:value-type="float">
            <text:p>390</text:p>
          </table:table-cell>
          <table:table-cell office:value-type="string" calcext:value-type="string">
            <text:p>+/- 10 mm is ok</text:p>
          </table:table-cell>
          <table:table-cell office:value-type="string" calcext:value-type="string">
            <text:p>Made wider to accommodate rack and pinion</text:p>
          </table:table-cell>
        </table:table-row>
        <table:table-row table:style-name="ro2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500" calcext:value-type="float">
            <text:p>5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500" calcext:value-type="float">
            <text:p>500</text:p>
          </table:table-cell>
          <table:table-cell office:value-type="string" calcext:value-type="string">
            <text:p>precise!</text:p>
          </table:table-cell>
          <table:table-cell/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320" calcext:value-type="float">
            <text:p>32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320" calcext:value-type="float">
            <text:p>320</text:p>
          </table:table-cell>
          <table:table-cell office:value-type="string" calcext:value-type="string">
            <text:p>+/- a few mm is ok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3"/>
        </table:table-row>
        <table:table-row table:style-name="ro2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table:formula="of:=[.C11]-100" office:value-type="float" office:value="300" calcext:value-type="float">
            <text:p>3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  <table:table-cell/>
        </table:table-row>
        <table:table-row table:style-name="ro2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1030" calcext:value-type="float">
            <text:p>10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1030" calcext:value-type="float">
            <text:p>10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900" calcext:value-type="float">
            <text:p>90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3"/>
        </table:table-row>
        <table:table-row table:style-name="ro2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2 x 16mm machine sc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se and M2 nuts for mounting end stops, 1 for servo mount, and 2 for LM2596 mou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2 hex nut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28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200x300mm MK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Arduino Mega 2560 + RAMPS + A4988 drivers * 4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4"/>
        </table:table-row>
        <table:table-row table:style-name="ro3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add wire to make ~ 70cm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Probably comes with your lead screws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etric ruler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13mm wren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Wire cutt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ill 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i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oldering iro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/00/0000</text:date>, <text:time style:data-style-name="N2" text:time-value="11:56:57.973947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6-12-24T11:58:59.402163452</dc:date>
    <meta:editing-duration>P100DT3H50M46S</meta:editing-duration>
    <meta:editing-cycles>79</meta:editing-cycles>
    <meta:generator>LibreOffice/4.2.8.2$Linux_X86_64 LibreOffice_project/420m0$Build-2</meta:generator>
    <meta:printed-by>Marty Rice</meta:printed-by>
    <meta:print-date>2014-10-31T20:38:13.956709794</meta:print-date>
    <dc:creator>Robert Fleming</dc:creator>
    <meta:document-statistic meta:table-count="1" meta:cell-count="309" meta:object-count="0"/>
  </office:meta>
</office:document-meta>
</file>